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helvetica neue" svg:font-family="'helvetica neue', roboto, Helvetica, Arial, sans-serif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Menlo" fo:font-size="9.75pt" fo:letter-spacing="normal" fo:font-style="normal" fo:font-weight="normal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enlo" fo:font-size="9.75pt" fo:letter-spacing="normal" fo:font-style="normal" fo:font-weight="normal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2c3e50" style:font-name="helvetica neue" fo:font-size="30pt" fo:letter-spacing="normal" fo:font-style="normal" fo:font-weight="normal"/>
    </style:style>
    <style:style style:name="T1" style:family="text">
      <style:text-properties fo:font-variant="normal" fo:text-transform="none" fo:color="#2c3e50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999999" style:font-name="Menlo" fo:font-size="9.75pt" fo:letter-spacing="normal" fo:font-style="normal" fo:font-weight="bold"/>
    </style:style>
    <style:style style:name="T3" style:family="text">
      <style:text-properties fo:font-variant="normal" fo:text-transform="none" fo:color="#408080" style:font-name="Menlo" fo:font-size="9.75pt" fo:letter-spacing="normal" fo:font-style="italic" fo:font-weight="normal"/>
    </style:style>
    <style:style style:name="T4" style:family="text">
      <style:text-properties fo:font-variant="normal" fo:text-transform="none" fo:color="#408080" style:font-name="Menlo" fo:font-size="9.75pt" fo:letter-spacing="normal" fo:font-style="italic" fo:font-weight="normal" style:font-size-asian="13pt" style:font-size-complex="13pt"/>
    </style:style>
    <style:style style:name="T5" style:family="text">
      <style:text-properties fo:font-variant="normal" fo:text-transform="none" fo:color="#000000" style:font-name="Menlo" fo:font-size="9.75pt" fo:letter-spacing="normal" fo:font-style="italic" fo:font-weight="normal"/>
    </style:style>
    <style:style style:name="T6" style:family="text">
      <style:text-properties fo:font-variant="normal" fo:text-transform="none" fo:color="#000000" style:font-name="Menlo" fo:font-size="9.75pt" fo:letter-spacing="normal" fo:font-style="normal" fo:font-weight="normal"/>
    </style:style>
    <style:style style:name="T7" style:family="text">
      <style:text-properties fo:font-variant="normal" fo:text-transform="none" fo:color="#000000" style:font-name="Menlo" fo:font-size="9.75pt" fo:letter-spacing="normal" fo:font-style="normal" fo:font-weight="normal" style:font-size-asian="13pt" style:font-size-complex="13pt"/>
    </style:style>
    <style:style style:name="T8" style:family="text">
      <style:text-properties fo:font-variant="normal" fo:text-transform="none" fo:color="#000000" fo:letter-spacing="normal" fo:font-style="italic"/>
    </style:style>
    <style:style style:name="T9" style:family="text">
      <style:text-properties fo:font-variant="normal" fo:text-transform="none" fo:color="#954121" style:font-name="Menlo" fo:font-size="9.75pt" fo:letter-spacing="normal" fo:font-style="normal" fo:font-weight="normal"/>
    </style:style>
    <style:style style:name="T10" style:family="text">
      <style:text-properties fo:font-variant="normal" fo:text-transform="none" fo:color="#40a070" style:font-name="Menlo" fo:font-size="9.75pt" fo:letter-spacing="normal" fo:font-style="normal" fo:font-weight="normal"/>
    </style:style>
    <style:style style:name="T11" style:family="text">
      <style:text-properties fo:font-variant="normal" fo:text-transform="none" fo:color="#445588" style:font-name="Menlo" fo:font-size="9.75pt" fo:letter-spacing="normal" fo:font-style="normal" fo:font-weight="bold"/>
    </style:style>
    <style:style style:name="T12" style:family="text">
      <style:text-properties fo:font-variant="normal" fo:text-transform="none" fo:color="#0000ff" style:font-name="Menlo" fo:font-size="9.75pt" fo:letter-spacing="normal" fo:font-style="normal" fo:font-weight="normal"/>
    </style:style>
    <style:style style:name="T13" style:family="text">
      <style:text-properties fo:color="#408080" fo:font-style="italic"/>
    </style:style>
    <style:style style:name="T14" style:family="text">
      <style:text-properties fo:color="#408080" fo:font-style="italic" fo:font-weight="bold"/>
    </style:style>
    <style:style style:name="T15" style:family="text">
      <style:text-properties fo:color="#408080" fo:font-style="italic" style:font-size-asian="13pt" style:font-size-complex="13pt"/>
    </style:style>
    <style:style style:name="T16" style:family="text">
      <style:text-properties fo:color="#408080" style:font-name="Menlo" fo:font-size="9.75pt" fo:letter-spacing="normal" fo:font-style="italic" fo:font-weight="normal"/>
    </style:style>
    <style:style style:name="T17" style:family="text">
      <style:text-properties fo:color="#954121"/>
    </style:style>
    <style:style style:name="T18" style:family="text">
      <style:text-properties fo:color="#40a070"/>
    </style:style>
    <style:style style:name="T19" style:family="text">
      <style:text-properties fo:color="#40a070" style:font-size-asian="13pt" style:font-size-complex="13pt"/>
    </style:style>
    <style:style style:name="T20" style:family="text">
      <style:text-properties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51811"/>Servo Motor Control with an Arduino</text:h>
      <text:p text:style-name="P1"/>
      <text:p text:style-name="P1"/>
      <text:p text:style-name="P1"/>
      <text:p text:style-name="P3">Code:</text:p>
      <text:p text:style-name="P3"><text:span text:style-name="T1">When the program starts running, the servo motor will rotate slowly from 0 degrees to 180 degrees, one degree at a time. When the motor has rotated 180 degrees, it will begin to rotate in the other direction until it returns to the home position.</text:span> </text:p>
      <text:p text:style-name="P3"/>
      <text:p text:style-name="P4"><text:span text:style-name="T2">#include </text:span><text:span text:style-name="T14">//Servo library</text:span><text:span text:style-name="T13"> </text:span></text:p>
      <text:p text:style-name="P4"><text:span text:style-name="T6">Servo servo_test; </text:span><text:span text:style-name="T16">//initialize a servo object for the connected servo </text:span></text:p>
      <text:p text:style-name="P4"><text:span text:style-name="T9">int</text:span><text:span text:style-name="T5"> </text:span><text:span text:style-name="T6">angle = </text:span><text:span text:style-name="T10">0</text:span><text:span text:style-name="T6">; </text:span></text:p>
      <text:p text:style-name="P4"><text:span text:style-name="T9">void</text:span><text:span text:style-name="T6"> </text:span><text:span text:style-name="T11">setup</text:span><text:span text:style-name="T12">()</text:span><text:span text:style-name="T6"> { </text:span></text:p>
      <text:p text:style-name="P4"><text:span text:style-name="T6">servo_test.attach(</text:span><text:span text:style-name="T10">9</text:span><text:span text:style-name="T6">); </text:span><text:span text:style-name="T3">// attach the signal pin of servo to pin9 of arduino</text:span><text:span text:style-name="T6"> } </text:span></text:p>
      <text:p text:style-name="P4"><text:span text:style-name="T9">void</text:span><text:span text:style-name="T6"> </text:span><text:span text:style-name="T11">loop</text:span><text:span text:style-name="T12">()</text:span><text:span text:style-name="T6"> </text:span></text:p>
      <text:p text:style-name="P5">{ </text:p>
      <text:p text:style-name="P5"><text:span text:style-name="T17">for</text:span>(angle = <text:span text:style-name="T18">0</text:span>; angle &lt; <text:span text:style-name="T18">180</text:span>; angle += <text:span text:style-name="T18">1</text:span>) <text:span text:style-name="T13">// command to move from 0 degrees to 180 degrees </text:span></text:p>
      <text:p text:style-name="P2"><text:span text:style-name="T7">{ </text:span></text:p>
      <text:p text:style-name="P2"><text:span text:style-name="T7"/></text:p>
      <text:p text:style-name="P5">servo_test.write(angle); <text:span text:style-name="T13">//command to rotate the servo to the specified angle</text:span> </text:p>
      <text:p text:style-name="P5">delay(<text:span text:style-name="T18">15</text:span>); </text:p>
      <text:p text:style-name="P5">}</text:p>
      <text:p text:style-name="P5">delay(<text:span text:style-name="T18">1000</text:span>); </text:p>
      <text:p text:style-name="P5"><text:span text:style-name="T17">for</text:span>(angle = <text:span text:style-name="T18">180</text:span>; angle&gt;=<text:span text:style-name="T18">1</text:span>; angle-=<text:span text:style-name="T18">5</text:span>) <text:span text:style-name="T13">// command to move from 180 degrees to 0 degrees </text:span></text:p>
      <text:p text:style-name="P5"><text:span text:style-name="T13"/></text:p>
      <text:p text:style-name="P2"><text:span text:style-name="T7">{</text:span><text:span text:style-name="T4"> </text:span><text:span text:style-name="T6">servo_test.write(angle); </text:span><text:span text:style-name="T16">//command to rotate the servo to the specified angle</text:span><text:span text:style-name="T8"> <text:s text:c="9"/></text:span><text:span text:style-name="T6">delay(</text:span><text:span text:style-name="T10">5</text:span><text:span text:style-name="T6">); </text:span><text:span text:style-name="T4"><text:s/></text:span></text:p>
      <text:p text:style-name="P6"><text:span text:style-name="T15">} </text:span></text:p>
      <text:p text:style-name="P6"><text:span text:style-name="T20">delay(</text:span><text:span text:style-name="T19">1000</text:span><text:span text:style-name="T20">);</text:span><text:span text:style-name="T15"> </text:span></text:p>
      <text:p text:style-name="P6"><text:span text:style-name="T4"/></text:p>
      <text:p text:style-name="P6"><text:span text:style-name="T20">}</text:span><text:span text:style-name="T1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helvetica neue" svg:font-family="'helvetica neue', roboto, Helvetica, Arial, sans-serif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ss</meta:initial-creator>
    <meta:creation-date>2018-07-08T10:20:42.24</meta:creation-date>
    <meta:document-statistic meta:table-count="0" meta:image-count="0" meta:object-count="0" meta:page-count="1" meta:paragraph-count="21" meta:word-count="151" meta:character-count="900"/>
    <dc:date>2018-07-08T10:31:32</dc:date>
    <dc:creator>aa ss</dc:creator>
    <meta:editing-duration>PT10M51S</meta:editing-duration>
    <meta:editing-cycles>1</meta:editing-cycles>
    <meta:generator>OpenOffice/4.1.1$Win32 OpenOffice.org_project/411m6$Build-9775</meta:generator>
  </office:meta>
</office:document-meta>
</file>